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entury" svg:font-family="Century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loext:graphic-properties draw:fill="solid" draw:fill-color="#800080"/>
      <style:paragraph-properties fo:background-color="#800080" fo:padding-left="0.141cm" fo:padding-right="0.141cm" fo:padding-top="0.035cm" fo:padding-bottom="0.035cm" fo:border="0.51pt solid #000000" style:shadow="none">
        <style:tab-stops>
          <style:tab-stop style:position="16.51cm" style:type="right"/>
        </style:tab-stops>
      </style:paragraph-properties>
      <style:text-properties fo:font-size="9pt" fo:font-weight="bold" style:font-size-asian="9pt" style:font-weight-asian="bold" style:font-size-complex="9pt"/>
    </style:style>
    <style:style style:name="P2" style:family="paragraph" style:parent-style-name="Header">
      <loext:graphic-properties draw:fill="solid" draw:fill-color="#800080"/>
      <style:paragraph-properties fo:background-color="#800080" fo:padding-left="0.141cm" fo:padding-right="0.141cm" fo:padding-top="0.035cm" fo:padding-bottom="0.035cm" fo:border="0.51pt solid #000000" style:shadow="none">
        <style:tab-stops>
          <style:tab-stop style:position="16.51cm" style:type="right"/>
        </style:tab-stops>
      </style:paragraph-properties>
    </style:style>
    <style:style style:name="P3" style:family="paragraph" style:parent-style-name="Standard">
      <style:paragraph-properties fo:line-height="150%">
        <style:tab-stops>
          <style:tab-stop style:position="8.573cm"/>
          <style:tab-stop style:position="16.828cm" style:type="right" style:leader-style="dotted" style:leader-text="."/>
        </style:tab-stops>
      </style:paragraph-properties>
    </style:style>
    <style:style style:name="P4" style:family="paragraph" style:parent-style-name="Standard" style:list-style-name="WW8Num4">
      <style:paragraph-properties fo:line-height="150%" fo:text-align="justify" style:justify-single-word="false"/>
    </style:style>
    <style:style style:name="P5" style:family="paragraph" style:parent-style-name="Standard" style:list-style-name="WW8Num1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>
        <style:tab-stops>
          <style:tab-stop style:position="8.573cm"/>
          <style:tab-stop style:position="16.828cm" style:type="right" style:leader-style="dotted" style:leader-text="."/>
        </style:tab-stops>
      </style:paragraph-properties>
      <style:text-properties style:font-name="Century" fo:font-size="12pt" style:font-size-asian="12pt" style:font-name-complex="Century"/>
    </style:style>
    <style:style style:name="P7" style:family="paragraph" style:parent-style-name="Standard" style:list-style-name="WW8Num4">
      <style:paragraph-properties fo:line-height="150%" fo:text-align="justify" style:justify-single-word="false"/>
      <style:text-properties style:font-name="Century" fo:font-size="11pt" style:font-size-asian="11pt" style:font-name-complex="Century" style:font-size-complex="11pt"/>
    </style:style>
    <style:style style:name="P8" style:family="paragraph" style:parent-style-name="Standard" style:list-style-name="WW8Num1">
      <style:paragraph-properties fo:line-height="150%" fo:text-align="justify" style:justify-single-word="false"/>
      <style:text-properties style:font-name="Century" fo:font-size="11pt" style:font-size-asian="11pt" style:font-name-complex="Century" style:font-size-complex="11pt"/>
    </style:style>
    <style:style style:name="P9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Century" fo:font-size="11pt" style:font-size-asian="11pt" style:font-name-complex="Century" style:font-size-complex="11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entury" fo:font-size="11pt" style:font-size-asian="11pt" style:font-name-complex="Century" style:font-size-complex="11pt"/>
    </style:style>
    <style:style style:name="P11" style:family="paragraph" style:parent-style-name="Standard">
      <style:paragraph-properties fo:line-height="150%"/>
      <style:text-properties style:font-name="Century" fo:font-size="11pt" style:font-size-asian="11pt" style:font-name-complex="Century" style:font-size-complex="11pt"/>
    </style:style>
    <style:style style:name="P12" style:family="paragraph" style:parent-style-name="Standard">
      <style:paragraph-properties fo:line-height="150%">
        <style:tab-stops>
          <style:tab-stop style:position="8.573cm"/>
          <style:tab-stop style:position="16.828cm" style:type="right" style:leader-style="dotted" style:leader-text="."/>
        </style:tab-stops>
      </style:paragraph-properties>
      <style:text-properties style:font-name="Century" style:font-name-complex="Century"/>
    </style:style>
    <style:style style:name="T1" style:family="text">
      <style:text-properties style:font-name="Century" fo:font-size="12pt" style:font-size-asian="12pt" style:font-name-complex="Century"/>
    </style:style>
    <style:style style:name="T2" style:family="text">
      <style:text-properties style:font-name="Century" fo:font-size="11pt" style:font-size-asian="11pt" style:font-name-complex="Century" style:font-size-complex="11pt"/>
    </style:style>
    <style:style style:name="T3" style:family="text">
      <style:text-properties style:font-name="Century" fo:font-size="11pt" fo:font-weight="bold" style:font-size-asian="11pt" style:font-weight-asian="bold" style:font-name-complex="Century" style:font-size-complex="11pt"/>
    </style:style>
    <style:style style:name="T4" style:family="text">
      <style:text-properties fo:color="#ffffff" loext:opacity="100%" style:font-name="Century" fo:font-size="11pt" style:font-size-asian="11pt" style:font-name-complex="Century" style:font-size-complex="11pt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size="9pt" fo:font-weight="bold" style:font-size-asian="9pt" style:font-weight-asian="bold" style:font-name-complex="Arial" style:font-size-complex="9pt"/>
    </style:style>
    <style:style style:name="T7" style:family="text">
      <style:text-properties fo:font-size="9pt" fo:font-weight="bold" style:font-size-asian="9pt" style:font-weight-asian="bold" style:font-size-complex="9pt"/>
    </style:style>
    <style:style style:name="T8" style:family="text">
      <style:text-properties fo:color="#c9211e" loext:opacity="100%" style:font-name="Century" fo:font-size="11pt" style:font-size-asian="11pt" style:font-name-complex="Century" style:font-size-complex="11pt"/>
    </style:style>
    <style:style style:name="T9" style:family="text">
      <style:text-properties officeooo:rsid="000746b3"/>
    </style:style>
    <style:style style:name="T10" style:family="text">
      <style:text-properties fo:color="#2a6099" loext:opacity="100%" style:font-name="Century" fo:font-size="11pt" style:font-size-asian="11pt" style:font-name-complex="Century" style:font-size-complex="11pt"/>
    </style:style>
    <style:style style:name="T11" style:family="text">
      <style:text-properties fo:color="#2a6099" loext:opacity="100%" style:font-name="Century" fo:font-size="11pt" officeooo:rsid="0007ac96" style:font-size-asian="11pt" style:font-name-complex="Century" style:font-size-complex="11pt"/>
    </style:style>
    <style:style style:name="T12" style:family="text">
      <style:text-properties fo:color="#2a6099" loext:opacity="100%" officeooo:rsid="000746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jercicio tareas programadas con cron</text:span></text:p>
      <text:p text:style-name="P6"/>
      <text:list xml:id="list3112302501" text:style-name="WW8Num4">
        <text:list-item>
          <text:p text:style-name="P7">Conteste: ¿Cuándo se emitirían los siguientes cron?:</text:p>
        </text:list-item>
      </text:list>
      <text:list text:style-name="WW8Num1">
        <text:list-item>
          <text:p text:style-name="P5"><text:span text:style-name="T2">35 17 <text:s/>* <text:s/>* <text:s/>5 <text:s text:c="5"/></text:span><text:span text:style-name="T10"><text:s text:c="26"/>17:35 todos los viernes</text:span></text:p>
        </text:list-item>
        <text:list-item>
          <text:p text:style-name="P5"><text:span text:style-name="T2">35 17 <text:s/>* <text:s/>1,3,5,7,9,11 <text:s text:c="2"/>5</text:span><text:span text:style-name="T10"> <text:s text:c="3"/><text:tab/>17:35 todos los viernes de meses impares</text:span></text:p>
        </text:list-item>
        <text:list-item>
          <text:p text:style-name="P5"><text:span text:style-name="T2">0 2 * * 1<text:tab/><text:tab/><text:tab/><text:tab/></text:span><text:span text:style-name="T10">todos los lunes a las 2 de la mañana</text:span></text:p>
        </text:list-item>
        <text:list-item>
          <text:p text:style-name="P5"><text:span text:style-name="T2">30 5 1-5 * * <text:tab/><text:tab/></text:span><text:span text:style-name="T10"><text:tab/>5:30 de la mañana del 1 al 5 de cada mes</text:span></text:p>
        </text:list-item>
        <text:list-item>
          <text:p text:style-name="P5"><text:span text:style-name="T2">* * * * *<text:tab/><text:tab/><text:tab/></text:span><text:span text:style-name="T10"><text:tab/>cada minuto todos los días del año</text:span></text:p>
        </text:list-item>
        <text:list-item>
          <text:p text:style-name="P5"><text:span text:style-name="T2">0 7 * * * <text:tab/></text:span><text:span text:style-name="T10"><text:tab/><text:tab/><text:tab/>7:00 hs todos los días</text:span></text:p>
        </text:list-item>
        <text:list-item>
          <text:p text:style-name="P5"><text:span text:style-name="T2">0 7 1 * * <text:tab/><text:tab/></text:span><text:span text:style-name="T10"><text:tab/><text:tab/>7:00 hs todos los días 1º de mes</text:span></text:p>
        </text:list-item>
        <text:list-item>
          <text:p text:style-name="P5"><text:span text:style-name="T2">30 21 * * 5<text:tab/></text:span><text:span text:style-name="T10"><text:tab/><text:tab/>21:30 todos los viernes</text:span></text:p>
        </text:list-item>
        <text:list-item>
          <text:p text:style-name="P5"><text:span text:style-name="T2">*/15 * * *<text:tab/></text:span><text:span text:style-name="T10"><text:tab/><text:tab/><text:tab/>cada 15 minutos</text:span></text:p>
        </text:list-item>
        <text:list-item>
          <text:p text:style-name="P8">0 22 1,5,10 * * <text:s/><text:span text:style-name="T12">a las 22:00 los días 1, 5 y 10 de cada mes</text:span></text:p>
        </text:list-item>
        <text:list-item>
          <text:p text:style-name="P5"><text:span text:style-name="T2">0 22 1-5 1,5 1</text:span><text:span text:style-name="T10"><text:tab/>22:00 hs los días 1 al 5 de los </text:span><text:span text:style-name="T11">meses de</text:span><text:span text:style-name="T10"> </text:span><text:span text:style-name="T11">e</text:span><text:span text:style-name="T10">nero y mayo que caigan lunes</text:span></text:p>
        </text:list-item>
        <text:list-item>
          <text:p text:style-name="P5"><text:span text:style-name="T2">30 22 1,15 * 2</text:span><text:span text:style-name="T10"><text:tab/><text:tab/><text:tab/>22:30 hs los martes 1 y 15 de cada mes</text:span></text:p>
        </text:list-item>
      </text:list>
      <text:p text:style-name="P9"/>
      <text:p text:style-name="P10"/>
      <text:list xml:id="list150036497783446" text:continue-list="list3112302501" text:style-name="WW8Num4">
        <text:list-item>
          <text:p text:style-name="P4"><text:span text:style-name="T2">Crear los ficheros cron anteriores. El primero, guardará en el fichero </text:span><text:span text:style-name="T3">viernes.txt</text:span><text:span text:style-name="T2"> la fecha y hora en que se ejecutó la tarea. El segundo, guardará en el fichero </text:span><text:span text:style-name="T3">viernes.txt </text:span><text:span text:style-name="T2">el usuario que ejecuta la tarea y </text:span><text:span text:style-name="T8">el calendario del mes en curso. <text:s/></text:span></text:p>
        </text:list-item>
        <text:list-item>
          <text:p text:style-name="P7">Listar las programaciones repetitivas que se hallan programadas.</text:p>
        </text:list-item>
        <text:list-item>
          <text:p text:style-name="P4"><text:span text:style-name="T2">Emitir la fecha guardando el informe en el fichero </text:span><text:span text:style-name="T3">fecha.txt</text:span><text:span text:style-name="T2">, cada 10 minutos durante las 18 hs de mañana.</text:span></text:p>
        </text:list-item>
        <text:list-item>
          <text:p text:style-name="P4"><text:span text:style-name="T2">El script ~/</text:span><text:span text:style-name="T3">copia.sh</text:span><text:span text:style-name="T2"> realiza un backup de nuestra base de datos, ejecutarlo todos los sábados a las 23:30</text:span></text:p>
        </text:list-item>
        <text:list-item>
          <text:p text:style-name="P7">Crear una tarea que apague el sistema todos los días a las 23:55.</text:p>
        </text:list-item>
        <text:list-item>
          <text:p text:style-name="P4"><text:span text:style-name="T2">Crear una tarea que guarde en el fichero </text:span><text:span text:style-name="T3">~/cierre.txt</text:span><text:span text:style-name="T2"> todos los usuarios que estén conectados, todos los días a las 23:45.</text:span></text:p>
        </text:list-item>
      </text:list>
      <text:p text:style-name="P11"/>
      <text:p text:style-name="P12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entury" svg:font-family="Century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entury Gothic" fo:font-family="'Century Gothic'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Century Gothic" style:font-family-complex="'Century Gothic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 style:font-size-complex="10pt"/>
    </style:style>
    <style:style style:name="Texto_20_de_20_globo" style:display-name="Texto de glob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loext:graphic-properties draw:fill="solid" draw:fill-color="#800080"/>
      <style:paragraph-properties fo:background-color="#800080" fo:padding-left="0.141cm" fo:padding-right="0.141cm" fo:padding-top="0.035cm" fo:padding-bottom="0.035cm" fo:border="0.51pt solid #000000" style:shadow="none">
        <style:tab-stops>
          <style:tab-stop style:position="16.51cm" style:type="right"/>
        </style:tab-stops>
      </style:paragraph-properties>
    </style:style>
    <style:style style:name="MP2" style:family="paragraph" style:parent-style-name="Footer">
      <loext:graphic-properties draw:fill="solid" draw:fill-color="#800080"/>
      <style:paragraph-properties fo:background-color="#800080" fo:padding-left="0.141cm" fo:padding-right="0.141cm" fo:padding-top="0.035cm" fo:padding-bottom="0.035cm" fo:border="0.51pt solid #000000" style:shadow="none">
        <style:tab-stops>
          <style:tab-stop style:position="16.51cm" style:type="right"/>
        </style:tab-stops>
      </style:paragraph-properties>
      <style:text-properties fo:font-size="9pt" fo:font-weight="bold" style:font-size-asian="9pt" style:font-weight-asian="bold" style:font-size-complex="9pt"/>
    </style:style>
    <style:style style:name="MT1" style:family="text">
      <style:text-properties fo:font-size="9pt" fo:font-weight="bold" style:font-size-asian="9pt" style:font-weight-asian="bold" style:font-name-complex="Arial" style:font-size-complex="9pt"/>
    </style:style>
    <style:style style:name="MT2" style:family="text">
      <style:text-properties fo:font-weight="bold" style:font-weight-asian="bold" style:font-name-complex="Arial"/>
    </style:style>
    <style:style style:name="MT3" style:family="text">
      <style:text-properties fo:font-size="9pt" fo:font-weight="bold" style:font-size-asian="9pt" style:font-weight-asian="bold" style:font-size-complex="9pt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dministración de Sistemas Operativos</text:span><text:span text:style-name="MT2"><text:tab/></text:span><text:span text:style-name="MT1">Pág. </text:span><text:span text:style-name="Page_20_Number"><text:span text:style-name="MT3"><text:page-number text:select-page="current">1</text:page-number></text:span></text:span></text:p>
      </style:header>
      <style:footer>
        <text:p text:style-name="MP2">Prof. Rosa B. Mansilla Trillo<text:tab/>IES Xulián Magariños - Negrei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jercicio nº  </dc:title>
    <dc:subject/>
    <meta:keyword/>
    <meta:initial-creator>rosa</meta:initial-creator>
    <meta:creation-date>2012-11-13T08:49:00</meta:creation-date>
    <dc:date>2024-01-15T15:00:34.415256032</dc:date>
    <meta:print-date>2020-12-03T09:21:00</meta:print-date>
    <meta:editing-cycles>14</meta:editing-cycles>
    <meta:editing-duration>PT1H24M8S</meta:editing-duration>
    <meta:generator>LibreOffice/7.4.2.3$Linux_X86_64 LibreOffice_project/382eef1f22670f7f4118c8c2dd222ec7ad009daf</meta:generator>
    <meta:document-statistic meta:table-count="0" meta:image-count="0" meta:object-count="0" meta:page-count="1" meta:paragraph-count="23" meta:word-count="324" meta:character-count="1563" meta:non-whitespace-character-count="1210"/>
  </office:meta>
</office:document-meta>
</file>